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3" table:style-name="ta1">
        <table:table-column table:style-name="co1" table:number-columns-repeated="3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014" table:style-name="ta1">
        <table:table-column table:style-name="co1" table:number-columns-repeated="3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</table:table-row>
      </table:table>
      <table:table table:name="2015" table:style-name="ta1">
        <table:table-column table:style-name="co1" table:number-columns-repeated="3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016" table:style-name="ta1">
        <table:table-column table:style-name="co1" table:number-columns-repeated="3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017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2018" table:style-name="ta1">
        <table:table-column table:style-name="co1" table:number-columns-repeated="3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</table:table-row>
      </table:table>
      <table:table table:name="2019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020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2021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2022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2023" table:style-name="ta1">
        <table:table-column table:style-name="co1" table:number-columns-repeated="3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9">00/00/0000</text:date>, <text:time style:data-style-name="N2" text:time-value="20:00:14.4965402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9T19:19:16.860684913</meta:creation-date>
    <dc:date>2024-06-29T20:03:57.437806968</dc:date>
    <meta:editing-duration>PT11M27S</meta:editing-duration>
    <meta:editing-cycles>4</meta:editing-cycles>
    <meta:generator>LibreOffice/6.4.7.2$Linux_X86_64 LibreOffice_project/40$Build-2</meta:generator>
    <meta:document-statistic meta:table-count="11" meta:cell-count="363" meta:object-count="0"/>
  </office:meta>
</office:document-meta>
</file>